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E0000005E4ACF61729241032A.png" manifest:media-type="image/png"/>
  <manifest:file-entry manifest:full-path="Pictures/10000201000003020000020821141873269D020F.png" manifest:media-type="image/png"/>
  <manifest:file-entry manifest:full-path="Pictures/100002010000012C000000A9780D7BDBF858E4F4.png" manifest:media-type="image/png"/>
  <manifest:file-entry manifest:full-path="Pictures/1000020100000302000002088B239D58ABBAFAED.png" manifest:media-type="image/png"/>
  <manifest:file-entry manifest:full-path="Pictures/100002010000008C0000010CDE246C30A48AA75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/>
    <style:font-face style:name="Arial1" svg:font-family="Arial" style:font-family-generic="swiss"/>
    <style:font-face style:name="Candide" svg:font-family="Candide" style:font-pitch="variable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1.225cm"/>
          <style:tab-stop style:position="12.139cm"/>
        </style:tab-stops>
      </style:paragraph-properties>
      <style:text-properties fo:color="#7e2bd2" style:font-name="Candide" fo:font-size="28pt" fo:font-style="normal" style:text-underline-style="solid" style:text-underline-width="auto" style:text-underline-color="font-color" fo:font-weight="bold" officeooo:rsid="0013d8c2" officeooo:paragraph-rsid="0013d8c2" style:font-size-asian="28pt" style:font-style-asian="normal" style:font-weight-asian="bold" style:font-size-complex="28pt" style:font-style-complex="normal" style:font-weight-complex="bold"/>
    </style:style>
    <style:style style:name="P2" style:family="paragraph">
      <loext:graphic-properties draw:fill-color="#dc9854"/>
    </style:style>
    <style:style style:name="P3" style:family="paragraph">
      <loext:graphic-properties draw:fill-color="#844949"/>
    </style:style>
    <style:style style:name="P4" style:family="paragraph">
      <loext:graphic-properties draw:fill-color="#ddc8f1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6" style:family="paragraph">
      <loext:graphic-properties draw:fill="solid" draw:fill-color="#729fc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Candide" fo:font-size="36pt" fo:font-style="normal" fo:text-shadow="none" style:text-underline-style="none" fo:font-weight="normal" style:letter-kerning="true" style:font-name-asian="MS Gothic" style:font-size-asian="36pt" style:font-style-asian="normal" style:font-weight-asian="normal" style:font-name-complex="Tahoma" style:font-size-complex="36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Candid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style:font-name="Candide"/>
    </style:style>
    <style:style style:name="P9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Candid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text-position="0% 100%" style:font-name="Candide" fo:font-size="36pt" fo:font-style="normal" fo:text-shadow="none" style:text-underline-style="none" fo:font-weight="normal" style:letter-kerning="true" style:font-name-asian="MS Gothic" style:font-size-asian="36pt" style:font-style-asian="normal" style:font-weight-asian="normal" style:font-name-complex="Tahoma" style:font-size-complex="3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style:font-name="Candid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style:font-name="Candid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-0.206cm, 5.794cm, 7.019cm, 5.95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-0.116cm, 0.928cm, 0cm, 1.01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-0.159cm, 1.854cm, 3.54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-0.418cm, 1.912cm, 7.02cm, 9.696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dc9854" draw:textarea-horizontal-align="justify" draw:textarea-vertical-align="middle" draw:auto-grow-height="false" fo:min-height="5.983cm" fo:min-width="5.48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844949" draw:textarea-horizontal-align="justify" draw:textarea-vertical-align="middle" draw:auto-grow-height="false" fo:min-height="5.189cm" fo:min-width="5.7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ddc8f1" draw:textarea-horizontal-align="justify" draw:textarea-vertical-align="middle" draw:auto-grow-height="false" fo:min-height="4.826cm" fo:min-width="4.6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729fcf" draw:textarea-horizontal-align="center" draw:textarea-vertical-align="middle" draw:auto-grow-height="false" draw:fit-to-size="false" style:shrink-to-fit="false" fo:min-height="2.508cm" fo:min-width="2.009cm" fo:padding-top="0.131cm" fo:padding-bottom="0.131cm" fo:padding-left="0.25cm" fo:padding-right="0.25cm" fo:wrap-option="wrap" draw:shadow="hidden" draw:shadow-offset-x="0.3cm" draw:shadow-offset-y="0.3cm" draw:shadow-color="#868686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0.734cm" fo:min-width="1.365cm" fo:padding-top="0.131cm" fo:padding-bottom="0.131cm" fo:padding-left="0.25cm" fo:padding-right="0.25cm" fo:wrap-option="wrap" draw:shadow="hidden" draw:shadow-offset-x="0.3cm" draw:shadow-offset-y="0.3cm" draw:shadow-color="#868686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0.776cm" fo:min-width="1.54cm" fo:padding-top="0.131cm" fo:padding-bottom="0.131cm" fo:padding-left="0.25cm" fo:padding-right="0.25cm" fo:wrap-option="wrap" draw:shadow="hidden" draw:shadow-offset-x="0cm" draw:shadow-offset-y="0.203cm" draw:shadow-color="#808080" draw:shadow-opacity="100%" style:run-through="foreground" style:wrap="run-through" style:number-wrapped-paragraphs="no-limit" style:vertical-pos="from-top" style:vertical-rel="paragraph-content" style:horizontal-pos="from-left" style:horizontal-rel="paragraph-cont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2.122cm" svg:y="1.612cm" svg:width="1.725cm" svg:height="2.224cm" draw:z-index="4"><draw:image xlink:href="Pictures/10000201000003020000020821141873269D020F.png" xlink:type="simple" xlink:show="embed" xlink:actuate="onLoad"/></draw:frame><draw:frame draw:style-name="fr2" draw:name="Image2" text:anchor-type="paragraph" svg:x="7.248cm" svg:y="1.871cm" svg:width="3.007cm" svg:height="2.78cm" draw:z-index="6"><draw:image xlink:href="Pictures/100002010000012C000000A9780D7BDBF858E4F4.png" xlink:type="simple" xlink:show="embed" xlink:actuate="onLoad"/></draw:frame><draw:frame draw:style-name="fr3" draw:name="Image3" text:anchor-type="paragraph" svg:x="8.34cm" svg:y="2.651cm" svg:width="0.884cm" svg:height="1.824cm" draw:z-index="7"><draw:image xlink:href="Pictures/100002010000008C0000010CDE246C30A48AA75A.png" xlink:type="simple" xlink:show="embed" xlink:actuate="onLoad"/></draw:frame><draw:frame draw:style-name="fr4" draw:name="Image4" text:anchor-type="paragraph" svg:x="14.192cm" svg:y="1.653cm" svg:width="1.974cm" svg:height="2.568cm" draw:z-index="8"><draw:image xlink:href="Pictures/1000020100000302000002088B239D58ABBAFAED.png" xlink:type="simple" xlink:show="embed" xlink:actuate="onLoad"/></draw:frame><draw:custom-shape text:anchor-type="paragraph" draw:z-index="3" draw:style-name="gr4" draw:text-style-name="P6" svg:width="2.509cm" svg:height="2.768cm" svg:x="1.589cm" svg:y="1.235cm"><text:p text:style-name="P5"><text:span text:style-name="T1">Métaphisico-théologo-cosmonigologie</text:span></text:p><draw:enhanced-geometry svg:viewBox="0 0 21600 21600" draw:mirror-horizontal="false" draw:mirror-vertical="false" draw:extrusion="false" draw:text-areas="0 0 21600 21600" draw:text-path="true" draw:text-path-mode="shape" draw:text-path-scale="path" draw:text-path-same-letter-heights="false" draw:type="fontwork-arch-down-curve" draw:modifiers="-2.79533383010482" draw:enhanced-path="A 0 0 21600 21600 ?f4 ?f3 ?f2 ?f3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handle draw:handle-position="10800 $0" draw:handle-polar="10800 10800"/></draw:enhanced-geometry></draw:custom-shape><draw:custom-shape text:anchor-type="paragraph" draw:z-index="5" draw:style-name="gr5" draw:text-style-name="P7" svg:width="1.865cm" svg:height="0.994cm" svg:x="1.981cm" svg:y="1.457cm"><text:p text:style-name="P5"><text:span text:style-name="T2">Révise ta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arch-up-curve" draw:modifiers="167.992217335028" draw:enhanced-path="W 0 0 21600 21600 ?f2 ?f3 ?f4 ?f3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handle draw:handle-position="10800 $0" draw:handle-polar="10800 10800"/></draw:enhanced-geometry></draw:custom-shape><draw:custom-shape text:anchor-type="paragraph" draw:z-index="2" draw:name="Forme1" draw:style-name="gr3" draw:text-style-name="P4" svg:width="4.684cm" svg:height="4.827cm" svg:x="0.515cm" svg:y="0.476cm"><text:p/><draw:enhanced-geometry svg:viewBox="0 0 21600 21600" draw:type="rectangle" draw:enhanced-path="M 0 0 L 21600 0 21600 21600 0 21600 0 0 Z N"/></draw:custom-shape><draw:custom-shape text:anchor-type="paragraph" draw:z-index="1" draw:name="Forme2" draw:style-name="gr2" draw:text-style-name="P3" svg:width="5.762cm" svg:height="5.19cm" svg:x="5.93cm" svg:y="0.445cm"><text:p/><draw:enhanced-geometry svg:viewBox="0 0 21600 21600" draw:type="rectangle" draw:enhanced-path="M 0 0 L 21600 0 21600 21600 0 21600 0 0 Z N"/></draw:custom-shape><draw:custom-shape text:anchor-type="paragraph" draw:z-index="9" draw:style-name="gr6" draw:text-style-name="P9" svg:width="2.04cm" svg:height="1.036cm" svg:x="14.125cm" svg:y="3.769cm"><text:p text:style-name="P8"><text:span text:style-name="T3">Stomme Leven</text:span></text:p><draw:enhanced-geometry svg:viewBox="0 0 21600 21600" draw:text-path="true" draw:text-path-mode="shape" draw:text-path-scale="path" draw:text-path-same-letter-heights="false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ype="fontwork-chevron-down" draw:modifiers="16200" draw:enhanced-path="M 0 0 L 10800 ?f1 21600 0 N M 0 ?f0 L 10800 21600 21600 ?f0 N"><draw:equation draw:name="f0" draw:formula="$0 "/><draw:equation draw:name="f1" draw:formula="21600-$0 "/><draw:handle draw:handle-position="left $0" draw:handle-range-y-minimum="10800" draw:handle-range-y-maximum="21600"/></draw:enhanced-geometry></draw:custom-shape><draw:custom-shape text:anchor-type="paragraph" draw:z-index="0" draw:name="Forme3" draw:style-name="gr1" draw:text-style-name="P2" svg:width="5.485cm" svg:height="5.984cm" svg:x="12.749cm" svg:y="0.035cm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orndale" svg:font-family="Thorndale" style:font-family-generic="roman"/>
    <style:font-face style:name="Arial1" svg:font-family="Arial" style:font-family-generic="swiss"/>
    <style:font-face style:name="Candide" svg:font-family="Candide" style:font-pitch="variable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Linen" xlink:href="Pictures/100000000000005E0000005E4ACF61729241032A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7:26:07.829000000</meta:creation-date>
    <dc:date>2018-03-01T21:01:51.218000000</dc:date>
    <meta:editing-duration>PT8M19S</meta:editing-duration>
    <meta:editing-cycles>4</meta:editing-cycles>
    <meta:generator>LibreOffice/5.3.7.2$Windows_X86_64 LibreOffice_project/6b8ed514a9f8b44d37a1b96673cbbdd077e24059</meta:generator>
    <meta:print-date>2018-03-01T18:40:26.629000000</meta:print-date>
    <meta:document-statistic meta:table-count="0" meta:image-count="4" meta:object-count="0" meta:page-count="1" meta:paragraph-count="0" meta:word-count="0" meta:character-count="0" meta:non-whitespace-character-count="0"/>
  </office:meta>
</office:document-meta>
</file>